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Standard" style:list-style-name="WWNum1"/>
    <style:style style:name="P3" style:family="paragraph" style:parent-style-name="Standard">
      <style:paragraph-properties fo:margin-top="0in" fo:margin-bottom="0.139in" loext:contextual-spacing="false"/>
    </style:style>
    <style:style style:name="P4" style:family="paragraph" style:parent-style-name="Frame_20_contents">
      <style:paragraph-properties fo:margin-top="0in" fo:margin-bottom="0in" loext:contextual-spacing="false" fo:line-height="100%" fo:text-align="center" style:justify-single-word="false" style:punctuation-wrap="hanging"/>
      <style:text-properties fo:color="#000000"/>
    </style:style>
    <style:style style:name="P5" style:family="paragraph" style:parent-style-name="Frame_20_contents">
      <style:paragraph-properties fo:margin-top="0in" fo:margin-bottom="0in" loext:contextual-spacing="false" fo:line-height="100%" style:punctuation-wrap="hanging"/>
      <style:text-properties fo:color="#000000"/>
    </style:style>
    <style:style style:name="P6" style:family="paragraph">
      <loext:graphic-properties draw:fill="solid" draw:fill-color="#729fcf"/>
      <style:paragraph-properties fo:text-align="start"/>
      <style:text-properties fo:color="#000000" fo:font-size="18pt"/>
    </style:style>
    <style:style style:name="P7" style:family="paragraph">
      <loext:graphic-properties draw:fill="solid" draw:fill-color="#729fcf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/>
      <style:text-properties fo:color="#000000"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fo:font-size="14pt" style:font-size-asian="14pt" style:font-size-complex="14pt"/>
    </style:style>
    <style:style style:name="gr1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439in" fo:min-width="0.9972in" fo:padding-top="0in" fo:padding-bottom="0in" fo:padding-left="0in" fo:padding-right="0in" fo:wrap-option="wrap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4598in" fo:min-width="0.9846in" fo:padding-top="0in" fo:padding-bottom="0in" fo:padding-left="0in" fo:padding-right="0in" fo:wrap-option="wrap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3465a4" draw:fill="solid" draw:fill-color="#729fcf" draw:textarea-vertical-align="top" draw:auto-grow-height="false" fo:min-height="0.1in" fo:min-width="0.0957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3465a4" draw:fill="solid" draw:fill-color="#729fcf" draw:textarea-vertical-align="top" draw:auto-grow-height="false" fo:min-height="0.128in" fo:min-width="0.1374in" fo:padding-top="0.0492in" fo:padding-bottom="0.0492in" fo:padding-left="0.0984in" fo:padding-right="0.0984in" fo:wrap-option="wrap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9925in" fo:min-width="0.8846in" fo:padding-top="0in" fo:padding-bottom="0in" fo:padding-left="0in" fo:padding-right="0in" fo:wrap-option="wrap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in" svg:stroke-color="#3465a4" draw:fill="solid" draw:fill-color="#729fcf" draw:textarea-vertical-align="top" draw:auto-grow-height="false" fo:min-height="0in" fo:min-width="0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solid" svg:stroke-width="0in" svg:stroke-color="#3465a4" draw:fill="none" draw:textarea-horizontal-align="center" draw:textarea-vertical-align="middle" draw:auto-grow-height="true" fo:padding-top="0in" fo:padding-bottom="0in" fo:padding-left="0in" fo:padding-right="0in" fo:wrap-option="wrap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7598in" fo:min-width="1.2681in" fo:padding-top="0in" fo:padding-bottom="0in" fo:padding-left="0in" fo:padding-right="0in" fo:wrap-option="wrap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in" svg:stroke-color="#3465a4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7146in" fo:min-width="1.2016in" fo:padding-top="0in" fo:padding-bottom="0in" fo:padding-left="0in" fo:padding-right="0in" fo:wrap-option="wrap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5744in" fo:min-width="0.7264in" fo:padding-top="0in" fo:padding-bottom="0in" fo:padding-left="0in" fo:padding-right="0in" fo:wrap-option="wrap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Report 07</text:p>
      <text:h text:style-name="Heading_20_1" text:outline-level="1">Problem</text:h>
      <text:p text:style-name="Standard"><text:span text:style-name="T1">Take all necessary input to calculate BMR. Depending on sex, use one of two different formulas. Multiply the result by ‘lifestyle’ factor.</text:span></text:p>
      <text:h text:style-name="Heading_20_1" text:outline-level="1">Proposed Solution</text:h>
      <text:p text:style-name="Standard"/>
      <text:h text:style-name="Heading_20_1" text:outline-level="1"><draw:custom-shape text:anchor-type="paragraph" draw:z-index="0" draw:name="Shape1" draw:style-name="gr1" draw:text-style-name="P6" svg:width="0.9969in" svg:height="0.4386in" svg:x="1.4543in" svg:y="-0.1382in"><text:p text:style-name="P4"><text:span text:style-name="T2">Start</text:span></text:p><draw:enhanced-geometry draw:mirror-horizontal="false" draw:mirror-vertical="false" drawooo:sub-view-size="1436 632" draw:text-areas="0 0 ?f0 ?f1" svg:viewBox="0 0 0 0" draw:type="ooxml-non-primitive" draw:enhanced-path="M 105 0 C 52 0 0 52 0 105 L 0 525 C 0 578 52 631 105 631 L 1329 631 C 1382 631 1435 578 1435 525 L 1435 105 C 1435 52 1382 0 1329 0 L 105 0 N"><draw:equation draw:name="f0" draw:formula="logwidth"/><draw:equation draw:name="f1" draw:formula="logheight"/></draw:enhanced-geometry></draw:custom-shape><draw:custom-shape text:anchor-type="paragraph" draw:z-index="2" draw:name="Shape3" draw:style-name="gr3" draw:text-style-name="P7" svg:width="0.2925in" svg:height="0.198in" svg:x="1.7992in" svg:y="0.4437in"><text:p/><draw:enhanced-geometry draw:mirror-horizontal="false" draw:mirror-vertical="false" drawooo:sub-view-size="421 286" draw:text-areas="0 0 ?f0 ?f1" svg:viewBox="0 0 0 0" draw:type="ooxml-non-primitive" draw:enhanced-path="M 105 0 L 105 213 0 213 210 285 420 213 315 213 315 0 105 0 N"><draw:equation draw:name="f0" draw:formula="logwidth"/><draw:equation draw:name="f1" draw:formula="logheight"/></draw:enhanced-geometry></draw:custom-shape></text:h>
      <text:p text:style-name="Standard"><draw:custom-shape text:anchor-type="paragraph" draw:z-index="1" draw:name="Shape2" draw:style-name="gr2" draw:text-style-name="P6" svg:width="0.9843in" svg:height="0.4594in" svg:x="1.4043in" svg:y="-0.0008in"><text:p text:style-name="P5">Assign variables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Shape4" draw:style-name="gr4" draw:text-style-name="P7" svg:width="0.3343in" svg:height="0.226in" svg:x="1.7374in" svg:y="0.6in"><text:p/><draw:enhanced-geometry draw:mirror-horizontal="false" draw:mirror-vertical="false" drawooo:sub-view-size="482 326" draw:text-areas="0 0 ?f0 ?f1" svg:viewBox="0 0 0 0" draw:type="ooxml-non-primitive" draw:enhanced-path="M 120 0 L 120 243 0 243 240 325 481 243 360 243 360 0 120 0 N"><draw:equation draw:name="f0" draw:formula="logwidth"/><draw:equation draw:name="f1" draw:formula="logheight"/></draw:enhanced-geometry></draw:custom-shape><draw:custom-shape text:anchor-type="paragraph" draw:z-index="4" draw:name="Shape6" draw:style-name="gr5" draw:text-style-name="P6" svg:width="0.8843in" svg:height="0.9921in" svg:x="1.4709in" svg:y="0.9583in"><text:p text:style-name="P5"><text:s text:c="7"/>Male?</text:p><draw:enhanced-geometry draw:mirror-horizontal="false" draw:mirror-vertical="false" drawooo:sub-view-size="21600 21600" draw:text-areas="0 0 ?f0 ?f1" svg:viewBox="0 0 0 0" draw:type="ooxml-non-primitive" draw:enhanced-path="M 10800 0 L 21600 10800 10800 21600 0 10800 10800 0 Z N"><draw:equation draw:name="f0" draw:formula="logwidth"/><draw:equation draw:name="f1" draw:formula="logheight"/></draw:enhanced-geometry></draw:custom-shape><draw:custom-shape text:anchor-type="paragraph" draw:z-index="8" draw:name="Shape9" draw:style-name="gr8" draw:text-style-name="P6" svg:width="1.2677in" svg:height="0.7594in" svg:x="0.0374in" svg:y="2.4335in"><text:p text:style-name="P5">Use male formula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Shape9" draw:style-name="gr8" draw:text-style-name="P6" svg:width="1.2677in" svg:height="0.7594in" svg:x="2.5209in" svg:y="2.4583in"><text:p text:style-name="P5">Use female formula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Shape10" draw:style-name="gr10" draw:text-style-name="P6" svg:width="1.2012in" svg:height="0.7142in" svg:x="1.4043in" svg:y="3.9909in"><text:p text:style-name="P5">Multiply by lifestyle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Shape10" draw:style-name="gr11" draw:text-style-name="P6" svg:width="0.726in" svg:height="0.574in" svg:x="1.7374in" svg:y="5.0575in"><text:p text:style-name="P5">Print BMR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Shape4" draw:style-name="gr4" draw:text-style-name="P7" svg:width="0.3343in" svg:height="0.226in" svg:x="1.8665in" svg:y="4.748in"><text:p/><draw:enhanced-geometry draw:mirror-horizontal="false" draw:mirror-vertical="false" drawooo:sub-view-size="482 326" draw:text-areas="0 0 ?f0 ?f1" svg:viewBox="0 0 0 0" draw:type="ooxml-non-primitive" draw:enhanced-path="M 120 0 L 120 243 0 243 240 325 481 243 360 243 360 0 120 0 N"><draw:equation draw:name="f0" draw:formula="logwidth"/><draw:equation draw:name="f1" draw:formula="logheight"/></draw:enhanced-geometry></draw:custom-shape><draw:line text:anchor-type="paragraph" draw:z-index="6" draw:name="Shape7" draw:style-name="gr7" draw:text-style-name="P8" svg:x1="0.7213in" svg:y1="2.3673in" svg:x2="1.3047in" svg:y2="1.8425in"><text:p text:style-name="P4">Yes</text:p></draw:line><draw:line text:anchor-type="paragraph" draw:z-index="7" draw:name="Shape7" draw:style-name="gr7" draw:text-style-name="P8" svg:x1="2.5933in" svg:y1="1.8476in" svg:x2="3.2354in" svg:y2="2.3654in"><text:p text:style-name="P4">No</text:p></draw:line><draw:line text:anchor-type="paragraph" draw:z-index="10" draw:name="Shape7" draw:style-name="gr9" draw:text-style-name="P9" svg:x1="2.3547in" svg:y1="4.0354in" svg:x2="2.9382in" svg:y2="3.5106in"><text:p/></draw:line><draw:line text:anchor-type="paragraph" draw:z-index="11" draw:name="Shape7" draw:style-name="gr9" draw:text-style-name="P9" svg:x1="1.2169in" svg:y1="3.4984in" svg:x2="1.9173in" svg:y2="4.0244in"><text:p/></draw:line><draw:custom-shape text:anchor-type="paragraph" draw:z-index="5" draw:name="Shape8" draw:style-name="gr6" draw:text-style-name="P7" svg:width="0.0016in" svg:height="0.0925in" svg:x="0.9839in" svg:y="0.1417in"><text:p/><draw:enhanced-geometry draw:mirror-horizontal="false" draw:mirror-vertical="false" drawooo:sub-view-size="3 134" draw:text-areas="0 0 ?f0 ?f1" svg:viewBox="0 0 0 0" draw:type="ooxml-non-primitive" draw:enhanced-path="M 0 0 L 0 99 0 99 1 133 2 99 1 99 1 0 0 0 N"><draw:equation draw:name="f0" draw:formula="logwidth"/><draw:equation draw:name="f1" draw:formula="logheight"/></draw:enhanced-geometry></draw:custom-shape></text:p>
      <text:h text:style-name="Heading_20_1" text:outline-level="1"><text:soft-page-break/>Tests and Results</text:h>
      <text:p text:style-name="Standard"><text:span text:style-name="T1">Show a sufficient number of tests with the results demonstrating that the proposed solution works, which includes boundary conditions. <text:s/>Also show that the program works or halts properly for invalid values.</text:span></text:p>
      <text:h text:style-name="Heading_20_1" text:outline-level="1">Problems Encountered</text:h>
      <text:p text:style-name="Standard"><text:span text:style-name="T1">Cannot have a non-static function referred to by main. Solved this by instantiating within main (which the sophomore assistant tells me is terrible practice). In the future, I would create a static function which takes parameters height, weight, age, lifestyle, and sex, and requires no input or output.</text:span></text:p>
      <text:p text:style-name="Standard"><text:span text:style-name="T1">Forgot to take lifestyle into account. Added this.</text:span></text:p>
      <text:p text:style-name="Standard"><text:span text:style-name="T1">Input would not work for more than one word at once. Solved this by using `Scanner.nextLine()` instead of next().</text:span></text:p>
      <text:h text:style-name="Heading_20_1" text:outline-level="1">Conclusions and Discussion</text:h>
      <text:p text:style-name="Standard"><text:span text:style-name="T1">Saw various other teams writing the same code quite a bit. Would like to see Dr. Shepard introduce functions to the class.</text:span></text:p>
      <text:p text:style-name="Standard"><text:span text:style-name="T1">This should be my last lab with the class; I have taken credit by examination and been recommended for exemption from CSCE 145 by Doctor Shepard. I enjoyed working with you and wish you a great year.</text:span></text:p>
      <text:h text:style-name="Heading_20_1" text:outline-level="1">Additional Questions</text:h>
      <text:list xml:id="list383071054" text:style-name="WWNum1">
        <text:list-item>
          <text:p text:style-name="P2">Describe what an else if does. </text:p>
        </text:list-item>
      </text:list>
      <text:p text:style-name="Standard"><text:tab/><text:tab/>Changes the action performed by the program. Change can be based on current conditions or variables as well as memory space, architecture, etc. <text:s/>The simplest form is an `if` statement: </text:p>
      <text:p text:style-name="Standard">if (boolean condition) { // doAction(); }</text:p>
      <text:p text:style-name="Standard"><text:s/>An `else if` extends this to multiple conditions: </text:p>
      <text:p text:style-name="Standard">if (boolean) { doAction(); } else if (otherBoolean) { doOtherAction; 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Table_20_of_20_Figures" style:display-name="Table of Figures" style:family="paragraph" style:parent-style-name="Caption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4:02:00</meta:creation-date>
    <meta:initial-creator>w00t</meta:initial-creator>
    <dc:language>en-US</dc:language>
    <dc:date>2017-09-19T14:56:07.341000000</dc:date>
    <meta:editing-cycles>7</meta:editing-cycles>
    <meta:editing-duration>PT11M42S</meta:editing-duration>
    <meta:generator>LibreOffice/5.4.1.2$Windows_X86_64 LibreOffice_project/ea7cb86e6eeb2bf3a5af73a8f7777ac570321527</meta:generator>
    <meta:document-statistic meta:table-count="0" meta:image-count="0" meta:object-count="0" meta:page-count="2" meta:paragraph-count="28" meta:word-count="283" meta:character-count="1735" meta:non-whitespace-character-count="1466"/>
    <meta:user-defined meta:name="AppVersion">14.0000</meta:user-defined>
    <meta:user-defined meta:name="Company">Clemso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